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ffb5e" officeooo:paragraph-rsid="000ffb5e"/>
    </style:style>
    <style:style style:name="P2" style:family="paragraph" style:parent-style-name="Standard">
      <style:paragraph-properties fo:text-align="justify" style:justify-single-word="false"/>
      <style:text-properties fo:language="en" fo:country="US" officeooo:rsid="000ffb5e" officeooo:paragraph-rsid="000ffb5e"/>
    </style:style>
    <style:style style:name="P3" style:family="paragraph" style:parent-style-name="Standard">
      <style:paragraph-properties fo:text-align="justify" style:justify-single-word="false"/>
      <style:text-properties fo:language="en" fo:country="US" officeooo:rsid="001153a6" officeooo:paragraph-rsid="001153a6"/>
    </style:style>
    <style:style style:name="P4" style:family="paragraph" style:parent-style-name="Standard">
      <style:paragraph-properties fo:text-align="justify" style:justify-single-word="false"/>
      <style:text-properties fo:language="en" fo:country="US" officeooo:rsid="0014209d" officeooo:paragraph-rsid="0014209d"/>
    </style:style>
    <style:style style:name="P5" style:family="paragraph" style:parent-style-name="Standard">
      <style:paragraph-properties fo:text-align="justify" style:justify-single-word="false"/>
      <style:text-properties fo:language="en" fo:country="US" officeooo:rsid="0015877c" officeooo:paragraph-rsid="0015877c"/>
    </style:style>
    <style:style style:name="P6" style:family="paragraph" style:parent-style-name="Standard">
      <style:paragraph-properties fo:text-align="justify" style:justify-single-word="false"/>
      <style:text-properties fo:language="en" fo:country="US" officeooo:rsid="00189bdf" officeooo:paragraph-rsid="00189bdf"/>
    </style:style>
    <style:style style:name="P7" style:family="paragraph" style:parent-style-name="Standard">
      <style:paragraph-properties fo:text-align="justify" style:justify-single-word="false"/>
      <style:text-properties fo:language="en" fo:country="US" officeooo:rsid="0019e62b" officeooo:paragraph-rsid="0019e62b"/>
    </style:style>
    <style:style style:name="P8" style:family="paragraph" style:parent-style-name="Standard">
      <style:paragraph-properties fo:text-align="justify" style:justify-single-word="false"/>
      <style:text-properties fo:language="en" fo:country="US" officeooo:rsid="001acade" officeooo:paragraph-rsid="001acade"/>
    </style:style>
    <style:style style:name="T1" style:family="text">
      <style:text-properties officeooo:rsid="0014209d"/>
    </style:style>
    <style:style style:name="T2" style:family="text">
      <style:text-properties officeooo:rsid="0016b247"/>
    </style:style>
    <style:style style:name="T3" style:family="text">
      <style:text-properties officeooo:rsid="0018ec01"/>
    </style:style>
    <style:style style:name="T4" style:family="text">
      <style:text-properties officeooo:rsid="001a9f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2</text:p>
      <text:p text:style-name="P1"/>
      <text:p text:style-name="P1">The Battler over Technology within the Empire</text:p>
      <text:p text:style-name="P1"/>
      <text:p text:style-name="P2">When England began colonizing the North American continental early in the seventeenth century. No imperial statesman envisioned that these struggling outpost could become actual economic rivals. With the country torn by dynastic and civil wars, and hardly the center of industry and innovation, early imperial policy did not regulate the transfer of technology between the metropolis and the peripheries, assuming that at best the colonies would become sources of raw materials and potential markets. The nature of the economic and technological relationship between England and its North American continental colonies was transformed over the one hundred and seventy years of colonial rule. Whereas in the initial stages of colonization the metropolis allowed, and at times even encouraged, skilled artisans to migrate to the New World, in the second half of the eighteenth centuries, as some branches of the colonial economies began to compete with British counterparts, the Board of Trade tried to put the brakes on industrial development in North America by restricting the transfer of technology across the Atlantic. Indeed, the evolution in attitudes in Great Britain and America toward technology transfer foretold the deteriorating relations leading to the breakup of the Empire. American embrace of clandestine and illegal appropriation of English industrial technology was at the heart of the revolutionary project.</text:p>
      <text:p text:style-name="P2"/>
      <text:p text:style-name="P3">Dependent Colonies</text:p>
      <text:p text:style-name="P3"/>
      <text:p text:style-name="P3">The join stock companies that sponsored <text:span text:style-name="T1">the early colonization efforts understood that if they hoped to profit from their ventures they had to entice workers to leave to profit from their ventures they had to entice workers to leave the homes they knew for a risky adventure in the wilderness. To make life in North America attractive to potential immigrants, expeditions had to include skilled artisans who could create in the New World some of the comforts of the old. As early as 1629, before John Winthrop and his famous entourage set foot in North America, the Massachusetts Bay Company hired Thomas Grove, a jack-of-all-trades, to move to America and help found the colony even though “[h]is salarie costs this Companie a great some of mony.”</text:span><text:span text:style-name="T1"><text:note text:id="ftn0" text:note-class="footnote"><text:note-citation>1</text:note-citation><text:note-body><text:p text:style-name="Footnote"/></text:note-body></text:note></text:span></text:p>
      <text:p text:style-name="P4"/>
      <text:p text:style-name="P4">The New England and Mid-Atlantic colonies attracted a sufficient number of immigrants and in the latter part of the seventeenth century generated enough homegrown artisans to make the shortage less acute. The colonies of the south, however, failed to attract a significant number of skilled immigrants and their slave economies were inhospitable to the growth of an indigenous independent free class of artisans. Early in the eighteenth century three Virginians anxiously reported that the absence of towns, markets, and capital left “but little Encouragement for Tradesmen and Artificers,” and thus the colony was plagued by “the dearth of all Tradesmen's Labour and likewise the Discouragement, Scarcity, and Insufficiency of Tradesmen.” Nearly all of the capable master builders in the southern colonies before the Revolution were brought over to complete specific jobs. As late as 1746 South Carolinian recruiting agents traveled to London in search of printers, watchmakers, carpenters, sail and rope makers, and blacksmiths.<text:note text:id="ftn1" text:note-class="footnote"><text:note-citation>2</text:note-citation><text:note-body><text:p text:style-name="Footnote"/></text:note-body></text:note></text:p>
      <text:p text:style-name="P4"/>
      <text:p text:style-name="P5">In the initial stages of settlement the governments of Britain's North American colonies followed their European counterparts in trying to encourage the development of local manufacturing by a variety of legislative means. For the leaders of the Massachusetts Bay Colony the need for increased self-sufficiency became evident within the first two decades of its existence. The outbreak of a civil war in <text:soft-page-break/>England in the 1640s consumed the metropolis and reduced interest in colonization. Some artisans who come over in the 1630s for ideological reasons returned to England to take part in the struggle. Alarmed by the seemingly bleak economic prospects of New England, the General Court undertook to develop the natural resources of the region, enacting measures to promote local industries. In 1640 it passed a program to encourage the manufacture of linen because it was an “absolute necessity” for the colony's welfare. The program called on those “skillful in that manifacture [to determine] what course may bee taken to raise the materials &amp; pduce the manifacture, &amp; what course may be taken for teaching the boyes girls in all townes the spinning of the yarne.” The General Court concluded by requesting that localities report on the impact of the program during the court's following year's session. In 1641 the colony's “Bodies of Liberties” outlawed all monopolies with the exception of those aimed at encouraging “such new inventions that are profitable to the Country, and that for a short time.” Other colonies enacted similar legal provisions. William Penn's original plan of government for the colony of Pennsylvania, for example, called on the colony's governor to “encourage and reward the authors of useful sciences and laudable Inventions.”<text:note text:id="ftn2" text:note-class="footnote"><text:note-citation>3</text:note-citation><text:note-body><text:p text:style-name="Footnote"/></text:note-body></text:note></text:p>
      <text:p text:style-name="P5"/>
      <text:p text:style-name="P5">In emulation of Old World practices, colonial governments began to issue patents. In 1641 the General Court of Massachusetts issued the first patent of invention in English America to Samuel Winslow, who received a ten-year monopoly for manufacturing salt by a new method received was supposed to make salt cheaper and more plentiful in the colony. The monopoly was restricted to the production process exclusively as other salt makers were not precluded from continuing to make salt in old way. In 1645 the General Court gave an exclusive production monopoly for twenty-one years to a company sponsored by John Winthrop Jr., who brought over English workers and Scots prisoners of war to launch the ironworks venture at Saugus (near present day Lynn), Massachusetts, because it was for “the good of the century.”<text:note text:id="ftn3" text:note-class="footnote"><text:note-citation>4</text:note-citation><text:note-body><text:p text:style-name="Footnote"/></text:note-body></text:note> Two years later the General Court gave Joseph Jenks, who worked at Saugus, a patent monopoly over a process of production, explaining that, moved by a <text:span text:style-name="T2">the “necessity of raising such manufactures,” it had decided that a </text:span>fourteenyear monopoly would <text:span text:style-name="T2">conduce to the public good. Jenks's patent petition echoed the language of the English patent law, and the general Court's allocation of a monopoly for fourteen years was also in line with the British practice.</text:span></text:p>
      <text:p text:style-name="P5"/>
      <text:p text:style-name="P6">Colonial <text:span text:style-name="T3">authorities did not distinguish between patents awarded on account of originality and those on account of introduction. While Jenks claimed he was an inventor, he was actually an immigrant who had learned the iron trade in England from a German immigrant who specialized in making swords and was brought to develop the Massachusetts George Fletcher and his heirs a fourteen-year monopoly of distilling and brewing in wooden vessels and threatened potential violators of this monopoly with a hundred-pound fine, even though Fletcher did not prove he was the original inventor and was most likely the introducer of the technology to the commonwealth.</text:span></text:p>
      <text:p text:style-name="P6"/>
      <text:p text:style-name="P7">Even if there had been a desire to make effective distinctions between emulation and invention, the minimal size of governmental bureaucracies in the seventeenth-century colonies rendered effective regulation impossible. Given the overwhelming need for the importation of skills, colonial authorities were disinclined to explore in depth the question of originality.</text:p>
      <text:p text:style-name="P7"/>
      <text:p text:style-name="P7">Patent monopolies, however, were quite rare in seventeenth-century America. Colonial legislatures were torn between their desire to promote economic development through the granting of patents on the one hand, and principled hostility to monopolies on the other. Moreover, the economic effectiveness of such patents was minimal. Because colonial authorities exercised very limited control over their own territories and none over neighboring jurisdictions, patentees could not and did not expect effective <text:soft-page-break/>enforcement of monopolies. Thus, colonial inventors preferred applying for awards for their efforts rather than trying to secure manufacturing monopolies. English patentees could no expect the automatic extension of their privileges across the Atlantic. In 1717, for example, Thomas Master took the rip from Pennsylvania to England in order to establish his ownership of his wife's inventions of a maize-stamping mill and devices for working and staining straw and palmetto leaves for making women's bonnets. Masters protected his and his wife's interests by getting patents in “Several Plantations in America.” His actions demonstrate the limits of the crown's ability to protect intellectual property in the colonies. The state of the colonial economies called for improvisation and adaptation of existing techniques to new circumstances, not industrial innovation. And as England began to formulate a consistent colonial policy around the turn of the eighteenth century, the question of governmental support for technological innovation in North America became part of the tangled web of imperial politics.<text:note text:id="ftn4" text:note-class="footnote"><text:note-citation>5</text:note-citation><text:note-body><text:p text:style-name="Footnote"/></text:note-body></text:note></text:p>
      <text:p text:style-name="P7"/>
      <text:p text:style-name="P7">Imperial policy regarding the diffusion of industrial technology to North America mirrored British confusion as to the nature of the exact relationship between the metropolis and its overseas outpost. The Board of Trade, established in 1696 to devise and enforce a coherent colonial policy, shifted back and forth between viewing the colonies as an integral element in the organic economy of the Empire and as competitors with the domestic economy of the British Isles. Considering the colonies as part of the British nation meant that the same rules and regulations that applied to the movement of technology between York and London should apply to the diffusion of knowledge from Liverpool to Philadelphia. If the colonies and mother country were economic competitors, however, then the restrictions on the outflow of technology to Europe applied. When the colonies were in their economic infancy, during the seventeenth and the early part of the <text:span text:style-name="T4">eighteenth century, the metropolis favored the development of the colonies because continued dependence on the mother country for essentials undermined their ability to become profitable cash crop economies. Imperial policy allowed to become profitable cash crop economies. Imperial policy allowed and even encouraged the recruitment of skilled workers and the transfer of technology to the New World. Recruiting agents and imperial companies openly tried to entice workers to come and help found the colonial economies. Thomas Bray, for exaqmple, wrote a passionate essay in 1697 in favor of establishing libraries throughout the British Empire to encourage the dissemination of religious and technical knowledge and thereby raise the productiveness and moral fiber of His Majesty's subjects.</text:span><text:span text:style-name="T4"><text:note text:id="ftn5" text:note-class="footnote"><text:note-citation>6</text:note-citation><text:note-body><text:p text:style-name="Footnote"/></text:note-body></text:note></text:span></text:p>
      <text:p text:style-name="P7"/>
      <text:p text:style-name="P8">The Board of Trade also promoted colonial appropriation of technologies from England's rivals in Europe. Mills were central to the colonial economies as the were used for a variety of functions, from grinding grain to sawing logs into planks. Practically every colonial village built at least one water-powered mill. The art of building waterwheels for mills was highly developed in Denmark and Holland. Individual localities turned to offering material inducements for artisans to migrate. A mill site in Europe was very expensive and owning one was a mark of wealth. Some Massachusetts towns advertised mill sites for free and threw in free use of common land and wood for anyone who would build and operate a local mill. Colonial investors thus enticed builders to come and settle in the colonies and introduce that technology. In this context London encouraged colonial and introduce that technology. In this context London encouraged colonial technological develop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20T17:36:51.968209839</meta:creation-date>
    <dc:date>2014-08-22T11:13:12.447223240</dc:date>
    <dc:creator>Guillermo Lengemann</dc:creator>
    <meta:editing-duration>P1DT10H3M43S</meta:editing-duration>
    <meta:editing-cycles>7</meta:editing-cycles>
    <meta:generator>LibreOffice/4.3.0.4$Linux_X86_64 LibreOffice_project/62ad5818884a2fc2e5780dd45466868d41009ec0</meta:generator>
    <meta:document-statistic meta:table-count="0" meta:image-count="0" meta:object-count="0" meta:page-count="3" meta:paragraph-count="13" meta:word-count="1791" meta:character-count="11663" meta:non-whitespace-character-count="9885"/>
  </office:meta>
</office:document-meta>
</file>